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Text_20_body">
      <style:text-properties style:font-name="Times New Roman"/>
    </style:style>
    <style:style style:name="P4" style:family="paragraph" style:parent-style-name="Text_20_body">
      <style:text-properties fo:font-size="12pt" style:font-size-asian="12pt" style:font-size-complex="12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weight="normal" style:font-weight-asian="normal" style:font-weight-complex="normal"/>
    </style:style>
    <style:style style:name="P11" style:family="paragraph" style:parent-style-name="Text_20_body">
      <style:text-properties style:font-name="Times New Roman" fo:font-weight="normal" style:font-weight-asian="bold" style:font-weight-complex="bold"/>
    </style:style>
    <style:style style:name="P12" style:family="paragraph" style:parent-style-name="Text_20_body">
      <style:text-properties style:font-name="Times New Roman" fo:font-size="16pt" fo:font-style="normal" style:font-size-asian="16pt" style:font-style-asian="normal" style:font-size-complex="16pt" style:font-style-complex="normal"/>
    </style:style>
    <style:style style:name="P13" style:family="paragraph" style:parent-style-name="Heading_20_1">
      <style:text-properties style:font-name="Times New Roman" fo:font-size="16pt" style:font-size-asian="16pt" style:font-size-complex="16pt"/>
    </style:style>
    <style:style style:name="P14" style:family="paragraph" style:parent-style-name="Heading_20_1">
      <style:text-properties style:font-name="Times New Roman" fo:font-size="16pt" fo:font-style="normal" style:font-size-asian="16pt" style:font-style-asian="normal" style:font-size-complex="16pt" style:font-style-complex="normal"/>
    </style:style>
    <style:style style:name="P15" style:family="paragraph" style:parent-style-name="Heading_20_2">
      <style:text-properties style:font-name="Times New Roman" fo:font-size="13pt" fo:font-style="normal" style:font-size-asian="13pt" style:font-style-asian="normal" style:font-size-complex="13pt" style:font-style-complex="normal"/>
    </style:style>
    <style:style style:name="P16" style:family="paragraph" style:parent-style-name="Heading_20_2">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17" style:family="paragraph" style:parent-style-name="Heading_20_2">
      <style:text-properties fo:font-size="13pt" style:font-size-asian="13pt" style:font-size-complex="13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Hanging_20_indent">
      <style:text-properties style:font-name="Times New Roman" fo:font-size="12pt" fo:font-style="normal" style:font-size-asian="12pt" style:font-style-asian="normal" style:font-size-complex="12pt" style:font-style-complex="normal"/>
    </style:style>
    <style:style style:name="P21" style:family="paragraph" style:parent-style-name="Hanging_20_inden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italic" style:font-style-asian="italic" style:font-style-complex="italic"/>
    </style:style>
    <style:style style:name="T8" style:family="text">
      <style:text-properties fo:font-size="16pt"/>
    </style:style>
    <style:style style:name="T9" style:family="text">
      <style:text-properties style:font-size-asian="16pt"/>
    </style:style>
    <style:style style:name="T10" style:family="text">
      <style:text-properties style:font-size-complex="16pt"/>
    </style:style>
    <style:style style:name="T11" style:family="text">
      <style:text-properties fo:font-weight="normal" style:font-weight-asian="normal" style:font-weight-complex="normal"/>
    </style:style>
    <style:style style:name="T12" style:family="text">
      <style:text-properties fo:font-weight="normal" style:font-weight-asian="bold" style:font-weight-complex="bold"/>
    </style:style>
    <style:style style:name="T13" style:family="text">
      <style:text-properties fo:font-style="normal"/>
    </style:style>
    <style:style style:name="T14" style:family="text">
      <style:text-properties fo:font-style="normal" style:font-style-asian="normal" style:font-style-complex="normal"/>
    </style:style>
    <style:style style:name="T15" style:family="text">
      <style:text-properties fo:font-style="italic" fo:font-weight="normal" style:font-weight-asian="normal" style:font-weight-complex="normal"/>
    </style:style>
    <style:style style:name="T16" style:family="text">
      <style:text-properties fo:font-style="italic" style:font-style-asian="normal" style:font-style-complex="normal"/>
    </style:style>
    <style:style style:name="T17" style:family="text">
      <style:text-properties style:font-style-asian="normal"/>
    </style:style>
    <style:style style:name="T18" style:family="text">
      <style:text-properties style:font-style-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SharpScrabble: A Many-Agent Intelligent Implementation of the Classic Scrabble<text:span text:style-name="T1">®</text:span> Word G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im Goric</text:p>
      <text:p text:style-name="P5">Will Sanville</text:p>
      <text:p text:style-name="P5">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8">1. Introduction<text:tab/>3</text:p>
          <text:p text:style-name="P18">2. About the Game of Scrabble<text:tab/>3</text:p>
          <text:p text:style-name="P19">2.1 Game Goals and Play<text:tab/>3</text:p>
          <text:p text:style-name="P19">2.2 Common Player Strategies<text:tab/>3</text:p>
          <text:p text:style-name="P19">2.3 The Game Environment<text:tab/>3</text:p>
          <text:p text:style-name="P18">3. The SharpScrabble Implementation<text:tab/>3</text:p>
          <text:p text:style-name="P19">3.1 Technologies and Implementation Details<text:tab/>3</text:p>
          <text:p text:style-name="P19">3.2 The Dictionary<text:tab/>3</text:p>
          <text:p text:style-name="P19">3.3 AI Strategies Employed<text:tab/>4</text:p>
          <text:p text:style-name="P19">3.4 Utility Functions<text:tab/>5</text:p>
          <text:p text:style-name="P18">4. Implementation Analysis<text:tab/>6</text:p>
          <text:p text:style-name="P19">4.1 Search Strategy Analysis<text:tab/>6</text:p>
          <text:p text:style-name="P19">4.2 Utility Function Analysis<text:tab/>7</text:p>
          <text:p text:style-name="P18">5. Conclusion<text:tab/>7</text:p>
          <text:p text:style-name="P19">5.1 Other Games Considered<text:tab/>7</text:p>
          <text:p text:style-name="P19">5.2 Lessons Learned<text:tab/>8</text:p>
          <text:p text:style-name="P19">5.3 SharpScrabble Future Enhancements<text:tab/>9</text:p>
          <text:p text:style-name="P18">6. Works Cited<text:tab/>9</text:p>
          <text:p text:style-name="P18">7. Appendix<text:tab/>10</text:p>
          <text:p text:style-name="P19">7.1 AI Strategy Comparison Graph<text:tab/>10</text:p>
          <text:p text:style-name="P19">7.2 AI Utility Function Comparison Graph<text:tab/>10</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1. Introduction</text:h>
      <text:p text:style-name="Text_20_body"/>
      <text:h text:style-name="P13" text:outline-level="1">2. About the Game of Scrabble</text:h>
      <text:p text:style-name="Text_20_body"/>
      <text:h text:style-name="P15" text:outline-level="2">2.1 Game Goals and Play</text:h>
      <text:p text:style-name="Text_20_body"/>
      <text:h text:style-name="P15" text:outline-level="2">2.2 Common Player Strategies</text:h>
      <text:p text:style-name="Text_20_body"/>
      <text:h text:style-name="P15" text:outline-level="2">2.3 The Game Environment</text:h>
      <text:p text:style-name="Text_20_body"/>
      <text:h text:style-name="P13" text:outline-level="1">3. The SharpScrabble Implementation</text:h>
      <text:p text:style-name="P9"/>
      <text:h text:style-name="P16" text:outline-level="2">3.1 Technologies and Implementation Details</text:h>
      <text:p text:style-name="P9"/>
      <text:h text:style-name="P16" text:outline-level="2">3.2 The Dictionary</text:h>
      <text:p text:style-name="P9">One particularly key part of the implementation of any Scrabble game is the dictionary. <text:s/>Without this, there is no way for an intelligent agent to determine if a placement of tiles is valid or not. <text:s/>Since an agent must access the dictionary many times in determining a move, and since the dictionary is bound to be very large, performance in accessing valid words is very important.</text:p>
      <text:p text:style-name="P9">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p>
      <text:p text:style-name="P9">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p>
      <text:p text:style-name="P9">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text:soft-page-break/>saves iterating a list of words doing string comparisons and also the cost of calculating the permutations of a string.</text:p>
      <text:h text:style-name="P16" text:outline-level="2">3.3 AI Strategies Employed</text:h>
      <text:p text:style-name="P9">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p>
      <text:p text:style-name="P9">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p>
      <text:p text:style-name="P9">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words played in all valid configurations at all valid spots on the board, the maximum score is chosen and played. <text:s/>As is obvious, this is guaranteed to find the best possible outcome for the given board and set of input tiles, since all possibilities are searched.</text:p>
      <text:p text:style-name="P9">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p>
      <text:p text:style-name="P9">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p>
      <text:p text:style-name="P9">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text:soft-page-break/>global maximum or something close to it. <text:s/>One answer to this is to allow your hill-climbing algorithm to restart at another random point on the landscape some number of times. <text:s/>This is referred to as random-restart hill-climbing, and is the third strategy that we developed.</text:p>
      <text:p text:style-name="P4"><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7">n</text:span><text:span text:style-name="T6">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16" text:outline-level="2">3.4 Utility Functions</text:h>
      <text:p text:style-name="Text_20_body"><text:span text:style-name="T3">The Scrabble AI is composed of two parts. <text:s/>The first is the move generator, which uses one of the three strategies discussed above.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he utility functions are: </text:span><text:span text:style-name="T4">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3">The MaximumScore function is simple, it computes the actual score of the move and returns it. <text:s/>This is the basis for all other utility functions to improve on. <text:s/>All of the other utility functions will compute the move's base score, and then adjust it based on other factors.</text:p>
      <text:p text:style-name="P3">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3">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3">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text:soft-page-break/>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h text:style-name="P13" text:outline-level="1">4. Implementation Analysis</text:h>
      <text:p text:style-name="P9">After implementing our various agent strategies and utility functions, we wanted to simulate a number of games of different agents playing each other for a few reasons. <text:s/>First, this is a good test for our code since playing many games will likely exercise most if not all portions of our code base, and therefore allow us to find bugs or cases that we hadn't considered previously. <text:s/>Second, it would serve to validate our strategies and functions; for example, we know that a brute-force search strategy should be unbeatable, and that adding random-restarting to a hill climbing technique should improve the strategy. <text:s/>Running many simulations of different agents would allow us to verify that our implementations were running according to these assumptions. <text:s/>Lastly, it would allow us to study which strategies (utility functions) are actually most useful in Scrabble, at least when playing an intelligent agent, and what impact the different functions would have on game time and other items of interest.</text:p>
      <text:p text:style-name="P9">For a graphical representation of the results discussed below, see Sections 7.1 and 7.2, respectively.</text:p>
      <text:h text:style-name="P15" text:outline-level="2">4.1 Search Strategy Analysis</text:h>
      <text:p text:style-name="P9">Our analysis of different agent search strategies consisted of setting up different agents to play each other in a set of 300 games. <text:s/>The end of a game was defined as either one player running out of tiles, or both players passing two times in a row when the bag of tiles was empty (and therefore swapping tiles was not feasible). <text:s/>As a control group, we first had two hill-climbing agents play against each other. <text:s/>The results were within a reasonable tolerance of what was expected, with one agent winning 53% of the time and the other agent winning the other 47% of the time; there were no ties.</text:p>
      <text:p text:style-name="P9">Seeing that our setup seemed reasonable for more testing, we then began running other simulations, continuing up the chain of more intelligent agents the whole way. <text:s/>The other simulations were, in order of increasing agent complexity; Hill-Climbing vs Random Restart (3 restarts) Hill-Climbing; Random Restart (3) vs Random Restart (5); Random Restart (5) vs Brute Force; and Random-Restart (15) vs Brute Force. <text:s/>The overall scores of these simulations was unsurprising; Brute Force is the best strategy, simple Hill Climbing will likely be beaten by anything using a random restart, and a higher number of restarts will achieve a higher score than a lower number. <text:s/>Some strategies dominate each other more than others; for example Brute Force will win 99% of the time over any of the other search strategies we tested, but Random-Restart (3) will only beat Random-Restart (5) some 81% of the time.</text:p>
      <text:p text:style-name="P9">However other measured metrics of the results are more interesting. <text:s/>For example, the total playing time for each game was recorded. <text:s/>As we can see from the graph in section 7.1, as the complexity of the search went up, so did the total game time. <text:s/>Two hill-climbing agents playing each other can finish a game on an average of one second, where a brute-force agent playing a random-restart (5) agent will take 8 seconds. <text:s/>The number of restarts that a random-restart agent takes clearly has a negative impact on the amount of time to determine a strategy.</text:p>
      <text:p text:style-name="P9">Analyzing the number of moves in a game is also interesting. <text:s/>The more complex the search strategy is, the fewer moves a game will consist of. <text:s/>This is because the smarter agents are finding more complex <text:soft-page-break/>words, which leads to using more tiles at each turn and therefore covering more of the board.</text:p>
      <text:p text:style-name="P9">One more piece of information that can be deduced from the results is that the number of random restarts an agent would need in order to come close to being on par with a brute force agent would be very large, and also very slow. <text:s/>The random-restart (15) agent still lost to the brute force agent the same percent of times as the random-restart (5) agent; the only benefit of the extra ten restarts was that the agent was beaten by about 40 points less on average. <text:s/>However this was at a cost of 50% more time to play a game. <text:s/>Assuming a similar progression follows, it would take 45-restart agent, and double the 5-restart agent's time, to be good enough to come within 100 points of the brute-force strategy on average.</text:p>
      <text:h text:style-name="P15" text:outline-level="2">4.2 Utility Function Analysis</text:h>
      <text:p text:style-name="P9">Once tests had been performed on the search strategies, it was time to determine which utility function was the best at determining the weight of a move. <text:s/>Since we had already shown that two hill-climbing agents would perform approximately the same over a period of 300 games, and because these were the fastest-playing agents, we used two hill-climbers against each other in this analysis.</text:p>
      <text:p text:style-name="P9">Using the basis that a standard utility function would simply use the score of the move as it is played on the board, unweighted by anything else, our Maximum Score function was used as the control, and each other function was played against it. <text:s/>The first five tests in the graph in section 7.2 are arranged in order of increasing success vs the maximum score strategy. <text:s/>In order, the usefulness of our utility functions turns out to be: Maximum Score; Smart S Moves; Use Bonus; a combination of Smart S Moves, Use Bonus, and Save Common; a combination of Smart S and Save Common; and lastly Save Common. <text:s/>From this we can see that trying to save common letters in hopes of forming a 7-letter word and getting the 50-point bonus is a futile strategy, while saving S tiles until they can be played is probably worthwhile. <text:s/>In addition, defensive strategies such as playing bonus tiles all of the time so your opponent cannot do not appear to be worthwhile either.</text:p>
      <text:p text:style-name="P9">The last two bars on the chart cement that Smart S moves is the best of our three non-maximum score strategies, outperforming Use Bonus 53% of the time and Save Common 66% of the time. <text:s/>However all of this analysis must be taken with the following in consideration. <text:s/>Since our agents know of all possible playable words, the effectiveness of these strategies may be different in a real-world environment in which each agent has a limited knowledge of the dictionary. <text:s/>In order to test this effectively we would need to determine different levels of knowledge and restrict our agents to certain sets of words based on this. <text:s/>Even an expert player may only know of half of the words present in the dictionary, and make some mistakes when determining which words can be made at a certain spot on the board.</text:p>
      <text:h text:style-name="P13" text:outline-level="1">5. Conclusion</text:h>
      <text:h text:style-name="P15" text:outline-level="2">5.1 Other Games Considered</text:h>
      <text:p text:style-name="P3">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text:soft-page-break/>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p>
      <text:h text:style-name="P15" text:outline-level="2">5.2 Lessons Learned</text:h>
      <text:p text:style-name="P3">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10">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p>
      <text:p text:style-name="P3"><text:span text:style-name="T11">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12">.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3">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P11">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text:soft-page-break/>popular Quackle implementation. <text:s/>Many developers write AI for Quackle, and this would have been a great opportunity to compare our implementation with others. <text:s/>Overall, implementing our own game engine proved to be an excellent experience though.</text:p>
      <text:h text:style-name="P15" text:outline-level="2">5.3 SharpScrabble Future Enhancements</text:h>
      <text:p text:style-name="P12"/>
      <text:h text:style-name="P14" text:outline-level="1"/>
      <text:h text:style-name="P14" text:outline-level="1">6. Works Cited</text:h>
      <text:p text:style-name="P1"><text:span text:style-name="T11">Sackley, Kristen. “Winning Computer Program Created by Graduate Student Beats World Champion Scrabble Player | The Daily Illini.” </text:span><text:span text:style-name="T15">The Daily Illini | The Independent Student Newspaper at the University of Illinois since 1871</text:span><text:span text:style-name="T11">. Web. 09 Dec. 2010. &lt;</text:span><text:a xlink:type="simple" xlink:href="http://www.dailyillini.com/news/2007/02/28/winning-computer-program-created-by-graduate-student-beats-world-champion-scrabble-player"><text:span text:style-name="T11">http://www.dailyillini.com/news/2007/02/28/winning-computer-program-created-by-graduate-</text:span></text:a><text:a xlink:type="simple" xlink:href="http://www.dailyillini.com/news/2007/02/28/winning-computer-program-created-by-graduate-student-beats-world-champion-scrabble-player"><text:span text:style-name="T11">student-beats-world-champion-scrabble-player</text:span></text:a><text:span text:style-name="T11">&gt;. </text:span></text:p>
      <text:p text:style-name="P2"><text:span text:style-name="T14">Wikipedia Contributors. “Maven (Scrabble).” </text:span><text:span text:style-name="T16">Wikipedia, the Free Encyclopedia</text:span><text:span text:style-name="T14">. Wikipedia, The Free Encyclopedia., 12 Nov. 2010. Web. 09 Dec. 2010. &lt;</text:span><text:a xlink:type="simple" xlink:href="http://en.wikipedia.org/wiki/Maven_(Scrabble"><text:span text:style-name="T14">http://en.wikipedia.org/wiki/Maven_(Scrabble</text:span></text:a><text:span text:style-name="T14">)&gt;.</text:span></text:p>
      <text:p text:style-name="P2"><text:span text:style-name="T14">Wikipedia Contributors. “Official Tournament and Club word List”. </text:span><text:span text:style-name="T16">Wikipedia, the Free Encyclopedia</text:span><text:span text:style-name="T14">. Wikipedia, The Free Encyclopedia., 24 Nov. 2010. Web. 10 Dec. 2010. &lt;</text:span><text:a xlink:type="simple" xlink:href="http://en.wikipedia.org/wiki/Official_Tournament_and_Club_Word_List"><text:span text:style-name="T14">http://en.wikipedia.org/wiki/Official_Tournament_and_Club_Word_List</text:span></text:a><text:span text:style-name="T14">&gt;. </text:span></text:p>
      <text:p text:style-name="P20"/>
      <text:p text:style-name="P21"/>
      <text:p text:style-name="P21"/>
      <text:p text:style-name="P21"/>
      <text:h text:style-name="Heading_20_1" text:outline-level="1"><text:soft-page-break/>7. Appendix</text:h>
      <text:h text:style-name="P15" text:outline-level="2">7.1 AI Strategy Comparison Graph</text:h>
      <text:h text:style-name="P17" text:outline-level="2"><draw:frame draw:style-name="fr1" draw:name="Object1" text:anchor-type="paragraph" svg:width="6.9744in" svg:height="3.0028in" draw:z-index="1"><draw:object xlink:href="./Object 1" xlink:type="simple" xlink:show="embed" xlink:actuate="onLoad"/><draw:image xlink:href="./ObjectReplacements/Object 1" xlink:type="simple" xlink:show="embed" xlink:actuate="onLoad"/></draw:frame><text:span text:style-name="T5"/></text:h>
      <text:h text:style-name="P17" text:outline-level="2"><draw:frame draw:style-name="fr2" draw:name="Object2" text:anchor-type="paragraph" svg:x="0.061in" svg:y="0.6665in" svg:width="6.9484in" svg:height="3.2598in" draw:z-index="0"><draw:object xlink:href="./Object 2" xlink:type="simple" xlink:show="embed" xlink:actuate="onLoad"/><draw:image xlink:href="./ObjectReplacements/Object 2" xlink:type="simple" xlink:show="embed" xlink:actuate="onLoad"/></draw:frame><text:span text:style-name="T6">7.2 AI Utility Function Comparison Graph</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1T10:40:57.46</dc:date>
    <dc:creator>Tim Goric</dc:creator>
    <meta:editing-duration>PT03H11M03S</meta:editing-duration>
    <meta:editing-cycles>25</meta:editing-cycles>
    <meta:generator>OpenOffice.org/3.2$Win32 OpenOffice.org_project/320m12$Build-9483</meta:generator>
    <meta:document-statistic meta:table-count="0" meta:image-count="0" meta:object-count="2" meta:page-count="10" meta:paragraph-count="82" meta:word-count="4136" meta:character-count="242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5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714cm" svg:height="7.626cm" xlink:href="." chart:class="chart:bar" chart:style-name="ch1">
        <chart:title svg:x="5.245cm" svg:y="0.153cm" chart:style-name="ch2">
          <text:p>Maximum Score Utility Function</text:p>
        </chart:title>
        <chart:legend chart:legend-position="bottom" svg:x="2.605cm" svg:y="5.808cm" chart:style-name="ch3"/>
        <chart:plot-area chart:style-name="ch4" chart:data-source-has-labels="both" svg:x="0.354cm" svg:y="0.914cm" svg:width="16.652cm" svg:height="4.743cm">
          <chart:axis chart:dimension="x" chart:name="primary-x" chart:style-name="ch5">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vg Game Time (s)</text:p>
              </table:table-cell>
              <table:table-cell office:value-type="string">
                <text:p>Avg Win Margin</text:p>
              </table:table-cell>
              <table:table-cell office:value-type="string">
                <text:p>Avg Moves</text:p>
              </table:table-cell>
              <table:table-cell office:value-type="string">
                <text:p>Win Pct</text:p>
              </table:table-cell>
            </table:table-row>
          </table:table-header-rows>
          <table:table-rows>
            <table:table-row>
              <table:table-cell office:value-type="string">
                <text:p>BruteForce vs Restart5</text:p>
              </table:table-cell>
              <table:table-cell office:value-type="float" office:value="7.83333333333333">
                <text:p>7.83333333333333</text:p>
              </table:table-cell>
              <table:table-cell office:value-type="float" office:value="193.97">
                <text:p>193.97</text:p>
              </table:table-cell>
              <table:table-cell office:value-type="float" office:value="35.6633333333333">
                <text:p>35.6633333333333</text:p>
              </table:table-cell>
              <table:table-cell office:value-type="float" office:value="99.3333333333333">
                <text:p>99.3333333333333</text:p>
              </table:table-cell>
            </table:table-row>
            <table:table-row>
              <table:table-cell office:value-type="string">
                <text:p>BruteForce vs Restart15</text:p>
              </table:table-cell>
              <table:table-cell office:value-type="float" office:value="12.23">
                <text:p>12.23</text:p>
              </table:table-cell>
              <table:table-cell office:value-type="float" office:value="155.22">
                <text:p>155.22</text:p>
              </table:table-cell>
              <table:table-cell office:value-type="float" office:value="35.5633333333333">
                <text:p>35.5633333333333</text:p>
              </table:table-cell>
              <table:table-cell office:value-type="float" office:value="99.3333333333333">
                <text:p>99.3333333333333</text:p>
              </table:table-cell>
            </table:table-row>
            <table:table-row>
              <table:table-cell office:value-type="string">
                <text:p>Restart5 vs Restart3</text:p>
              </table:table-cell>
              <table:table-cell office:value-type="float" office:value="5.31">
                <text:p>5.31</text:p>
              </table:table-cell>
              <table:table-cell office:value-type="float" office:value="50.57">
                <text:p>50.57</text:p>
              </table:table-cell>
              <table:table-cell office:value-type="float" office:value="50.3">
                <text:p>50.3</text:p>
              </table:table-cell>
              <table:table-cell office:value-type="float" office:value="80.6666666666667">
                <text:p>80.6666666666667</text:p>
              </table:table-cell>
            </table:table-row>
            <table:table-row>
              <table:table-cell office:value-type="string">
                <text:p>HillClimb vs Restart3</text:p>
              </table:table-cell>
              <table:table-cell office:value-type="float" office:value="2.99">
                <text:p>2.99</text:p>
              </table:table-cell>
              <table:table-cell office:value-type="float" office:value="64.78">
                <text:p>64.78</text:p>
              </table:table-cell>
              <table:table-cell office:value-type="float" office:value="52.8766666666667">
                <text:p>52.8766666666667</text:p>
              </table:table-cell>
              <table:table-cell office:value-type="float" office:value="89.6666666666667">
                <text:p>89.6666666666667</text:p>
              </table:table-cell>
            </table:table-row>
            <table:table-row>
              <table:table-cell office:value-type="string">
                <text:p>HillClimb vs HillClimb</text:p>
              </table:table-cell>
              <table:table-cell office:value-type="float" office:value="1.31333333333333">
                <text:p>1.31333333333333</text:p>
              </table:table-cell>
              <table:table-cell office:value-type="float" office:value="37.4766666666667">
                <text:p>37.4766666666667</text:p>
              </table:table-cell>
              <table:table-cell office:value-type="float" office:value="54.11">
                <text:p>54.11</text:p>
              </table:table-cell>
              <table:table-cell office:value-type="float" office:value="52.6666666666667">
                <text:p>52.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314004"/>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83caff"/>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13"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4"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649cm" svg:height="8.279cm" xlink:href="." chart:class="chart:bar" chart:style-name="ch1">
        <chart:title svg:x="5.556cm" svg:y="0.166cm" chart:style-name="ch2">
          <text:p>Utility Function Comparisons</text:p>
        </chart:title>
        <chart:legend chart:legend-position="bottom" svg:x="0.572cm" svg:y="5.622cm" chart:style-name="ch3"/>
        <chart:plot-area chart:style-name="ch4" chart:data-source-has-labels="both" svg:x="0.352cm" svg:y="0.94cm" svg:width="16.593cm" svg:height="4.518cm">
          <chart:axis chart:dimension="x" chart:name="primary-x" chart:style-name="ch5">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series chart:style-name="ch14" chart:values-cell-range-address="local-table.$B$8:.$C$8" chart:label-cell-address="local-table.$A$8"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in Margin</text:p>
              </table:table-cell>
              <table:table-cell office:value-type="string">
                <text:p>Win Pct</text:p>
              </table:table-cell>
            </table:table-row>
          </table:table-header-rows>
          <table:table-rows>
            <table:table-row>
              <table:table-cell office:value-type="string">
                <text:p>Max vs Smart S</text:p>
              </table:table-cell>
              <table:table-cell office:value-type="float" office:value="40.6666666666667">
                <text:p>40.6666666666667</text:p>
              </table:table-cell>
              <table:table-cell office:value-type="float" office:value="52">
                <text:p>52</text:p>
              </table:table-cell>
            </table:table-row>
            <table:table-row>
              <table:table-cell office:value-type="string">
                <text:p>Max vs Use Bonus</text:p>
              </table:table-cell>
              <table:table-cell office:value-type="float" office:value="38.2533333333333">
                <text:p>38.2533333333333</text:p>
              </table:table-cell>
              <table:table-cell office:value-type="float" office:value="57">
                <text:p>57</text:p>
              </table:table-cell>
            </table:table-row>
            <table:table-row>
              <table:table-cell office:value-type="string">
                <text:p>Max vs Smart+Common+Bonus</text:p>
              </table:table-cell>
              <table:table-cell office:value-type="float" office:value="39.91">
                <text:p>39.91</text:p>
              </table:table-cell>
              <table:table-cell office:value-type="float" office:value="59">
                <text:p>59</text:p>
              </table:table-cell>
            </table:table-row>
            <table:table-row>
              <table:table-cell office:value-type="string">
                <text:p>Max vs Smart+SaveCommon</text:p>
              </table:table-cell>
              <table:table-cell office:value-type="float" office:value="39.15">
                <text:p>39.15</text:p>
              </table:table-cell>
              <table:table-cell office:value-type="float" office:value="63.6666666666667">
                <text:p>63.6666666666667</text:p>
              </table:table-cell>
            </table:table-row>
            <table:table-row>
              <table:table-cell office:value-type="string">
                <text:p>Max vs Save Common</text:p>
              </table:table-cell>
              <table:table-cell office:value-type="float" office:value="36.42">
                <text:p>36.42</text:p>
              </table:table-cell>
              <table:table-cell office:value-type="float" office:value="64.6666666666667">
                <text:p>64.6666666666667</text:p>
              </table:table-cell>
            </table:table-row>
            <table:table-row>
              <table:table-cell office:value-type="string">
                <text:p>Smart S vs Use Bonus</text:p>
              </table:table-cell>
              <table:table-cell office:value-type="float" office:value="38.96">
                <text:p>38.96</text:p>
              </table:table-cell>
              <table:table-cell office:value-type="float" office:value="53">
                <text:p>53</text:p>
              </table:table-cell>
            </table:table-row>
            <table:table-row>
              <table:table-cell office:value-type="string">
                <text:p>Smart S vs Save Common</text:p>
              </table:table-cell>
              <table:table-cell office:value-type="float" office:value="37.0466666666667">
                <text:p>37.0466666666667</text:p>
              </table:table-cell>
              <table:table-cell office:value-type="float" office:value="66">
                <text:p>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